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.38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37.48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52.09mm"/>
    </style:style>
    <style:style style:name="co10" style:family="table-column">
      <style:table-column-properties fo:break-before="auto" style:column-width="64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6" table:number-columns-repeated="2" table:default-cell-style-name="ce2"/>
        <table:table-column table:style-name="co6" table:default-cell-style-name="ce1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er/Stückpreis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echte Kosten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(1) Band Pegs</text:p>
          </table:table-cell>
          <table:table-cell table:number-columns-repeated="2"/>
          <table:table-cell office:value-type="string" calcext:value-type="string">
            <text:p>Versand</text:p>
          </table:table-cell>
          <table:table-cell table:formula="of:=SUM([.M4:.M21])" office:value-type="float" office:value="75.44" calcext:value-type="float">
            <text:p>75,44</text:p>
          </table:table-cell>
          <table:table-cell/>
          <table:table-cell office:value-type="string" calcext:value-type="string">
            <text:p>Sonder</text:p>
          </table:table-cell>
          <table:table-cell table:formula="of:=SUM([.Q3:.Q12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string" calcext:value-type="string">
            <text:p>(2) Gewichtsdorn(Latzug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office:value-type="currency" office:currency="EUR" office:value="8.16" calcext:value-type="currency">
            <text:p>8,16 €</text:p>
          </table:table-cell>
          <table:table-cell table:number-columns-repeated="2" office:value-type="currency" office:currency="EUR" office:value="12.25" calcext:value-type="currency">
            <text:p>12,2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3) Federspanner (Latzug)</text:p>
          </table:table-cell>
          <table:table-cell table:number-columns-repeated="5"/>
          <table:table-cell office:value-type="string" calcext:value-type="string">
            <text:p>Schweißhelm</text:p>
          </table:table-cell>
          <table:table-cell table:style-name="ce6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table:number-columns-repeated="3" office:value-type="currency" office:currency="EUR" office:value="8.16" calcext:value-type="currency">
            <text:p>8,16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4) Laufrollen (Latzug)</text:p>
          </table:table-cell>
          <table:table-cell table:number-columns-repeated="2"/>
          <table:table-cell table:style-name="ce6" office:value-type="currency" office:currency="EUR" office:value="4.99" calcext:value-type="currency">
            <text:p>4,99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8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15" calcext:value-type="currency">
            <text:p>115,00 €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currency" office:currency="EUR" office:value="12.9" calcext:value-type="currency">
            <text:p>12,90 €</text:p>
          </table:table-cell>
          <table:table-cell table:style-name="ce2"/>
          <table:table-cell office:value-type="string" calcext:value-type="string">
            <text:p>(5) Führungsstab (Latzug)</text:p>
          </table:table-cell>
          <table:table-cell table:number-columns-repeated="2"/>
          <table:table-cell table:style-name="ce6" office:value-type="currency" office:currency="EUR" office:value="6.25" calcext:value-type="currency">
            <text:p>6,2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6) Deadlift Jack</text:p>
          </table:table-cell>
          <table:table-cell table:number-columns-repeated="2"/>
          <table:table-cell table:style-name="ce6" office:value-type="currency" office:currency="EUR" office:value="7.95" calcext:value-type="currency">
            <text:p>7,9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16.63" calcext:value-type="currency">
            <text:p>16,6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7) Gewichtsturm Turm (Gewichtsturm)</text:p>
          </table:table-cell>
          <table:table-cell table:number-columns-repeated="2"/>
          <table:table-cell table:style-name="ce6"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8) Verbindung Gewichtsturm zu Gewichtsarm (Gewichtsturm)</text:p>
          </table:table-cell>
          <table:table-cell table:number-columns-repeated="2"/>
          <table:table-cell table:style-name="ce6" office:value-type="currency" office:currency="EUR" office:value="7.35" calcext:value-type="currency">
            <text:p>7,35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16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5.4" calcext:value-type="currency">
            <text:p>5,40 €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10.23" calcext:value-type="currency">
            <text:p>10,2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9) Gewichtsarm (Gewichtsturm)</text:p>
          </table:table-cell>
          <table:table-cell table:number-columns-repeated="2"/>
          <table:table-cell table:style-name="ce6" office:value-type="currency" office:currency="EUR" office:value="5.9" calcext:value-type="currency">
            <text:p>5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5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29" calcext:value-type="currency">
            <text:p>4,29 €</text:p>
          </table:table-cell>
          <table:table-cell table:number-columns-repeated="2" office:value-type="currency" office:currency="EUR" office:value="17.16" calcext:value-type="currency">
            <text:p>17,1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0) Strebe Gewichtsturm zu Hauptturm (Gewichtsturm)</text:p>
          </table:table-cell>
          <table:table-cell table:number-columns-repeated="2"/>
          <table:table-cell table:style-name="ce6" office:value-type="currency" office:currency="EUR" office:value="3.4" calcext:value-type="currency">
            <text:p>3,4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9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.33" calcext:value-type="currency">
            <text:p>2,33 €</text:p>
          </table:table-cell>
          <table:table-cell table:number-columns-repeated="2" office:value-type="currency" office:currency="EUR" office:value="9.32" calcext:value-type="currency">
            <text:p>9,32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1) Gewichtsturmverbindung (Gewichtsturm)</text:p>
          </table:table-cell>
          <table:table-cell table:number-columns-repeated="2"/>
          <table:table-cell table:style-name="ce6" office:value-type="currency" office:currency="EUR" office:value="12.9" calcext:value-type="currency">
            <text:p>12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29.02" calcext:value-type="currency">
            <text:p>29,02 €</text:p>
          </table:table-cell>
          <table:table-cell table:number-columns-repeated="2" office:value-type="currency" office:currency="EUR" office:value="6.9" calcext:value-type="currency">
            <text:p>6,90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2) Verbindung zu Boden (Gewichtsturm)</text:p>
          </table:table-cell>
          <table:table-cell table:number-columns-repeated="2"/>
          <table:table-cell table:style-name="ce6" office:value-type="currency" office:currency="EUR" office:value="8.9" calcext:value-type="currency">
            <text:p>8,9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6.8" calcext:value-type="currency">
            <text:p>6,80 €</text:p>
          </table:table-cell>
          <table:table-cell office:value-type="currency" office:currency="EUR" office:value="40.8" calcext:value-type="currency">
            <text:p>40,80 €</text:p>
          </table:table-cell>
          <table:table-cell office:value-type="currency" office:currency="EUR" office:value="44.24" calcext:value-type="currency">
            <text:p>44,24 €</text:p>
          </table:table-cell>
          <table:table-cell table:style-name="ce2"/>
          <table:table-cell table:style-name="ce3" office:value-type="string" calcext:value-type="string">
            <text:p>(13) Neue Hauptturmverbindung</text:p>
          </table:table-cell>
          <table:table-cell table:number-columns-repeated="2"/>
          <table:table-cell table:style-name="ce6"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0x40x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6.18" calcext:value-type="currency">
            <text:p>46,18 €</text:p>
          </table:table-cell>
          <table:table-cell office:value-type="currency" office:currency="EUR" office:value="23.09" calcext:value-type="currency">
            <text:p>23,09 €</text:p>
          </table:table-cell>
          <table:table-cell office:value-type="currency" office:currency="EUR" office:value="6.6" calcext:value-type="currency">
            <text:p>6,60 €</text:p>
          </table:table-cell>
          <table:table-cell table:style-name="ce2"/>
          <table:table-cell office:value-type="string" calcext:value-type="string">
            <text:p>(14) Boxsackhalter</text:p>
          </table:table-cell>
          <table:table-cell table:number-columns-repeated="2"/>
          <table:table-cell table:style-name="ce6" office:value-type="currency" office:currency="EUR" office:value="6.3" calcext:value-type="currency">
            <text:p>6,3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12.93" calcext:value-type="currency">
            <text:p>12,93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2"/>
          <table:table-cell office:value-type="string" calcext:value-type="string">
            <text:p>(15) Haltearm für Stange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14.88" calcext:value-type="currency">
            <text:p>14,88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6) Teller für Haltearm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8x5x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3.24" calcext:value-type="currency">
            <text:p>13,24 €</text:p>
          </table:table-cell>
          <table:table-cell office:value-type="currency" office:currency="EUR" office:value="6.62" calcext:value-type="currency">
            <text:p>6,62 €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2"/>
          <table:table-cell office:value-type="string" calcext:value-type="string">
            <text:p>(17) Scheibenablage D30/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10.66" calcext:value-type="currency">
            <text:p>10,6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8) Führung für Gewichtsdor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98.4" calcext:value-type="currency">
            <text:p>98,40 €</text:p>
          </table:table-cell>
          <table:table-cell office:value-type="currency" office:currency="EUR" office:value="105.68" calcext:value-type="currency">
            <text:p>105,6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22.12" calcext:value-type="currency">
            <text:p>22,12 €</text:p>
          </table:table-cell>
          <table:table-cell office:value-type="currency" office:currency="EUR" office:value="28.78" calcext:value-type="currency">
            <text:p>28,7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0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7.62" calcext:value-type="currency">
            <text:p>17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5.5" calcext:value-type="currency">
            <text:p>15,50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8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7.75" calcext:value-type="currency">
            <text:p>7,75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6.32" calcext:value-type="currency">
            <text:p>6,32 €</text:p>
          </table:table-cell>
          <table:table-cell office:value-type="currency" office:currency="EUR" office:value="7.66" calcext:value-type="currency">
            <text:p>7,66 €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19" calcext:value-type="currency">
            <text:p>19,00 €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rbell</text:p>
          </table:table-cell>
          <table:table-cell office:value-type="string" calcext:value-type="string">
            <text:p>?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90" calcext:value-type="currency">
            <text:p>90,00 €</text:p>
          </table:table-cell>
          <table:table-cell table:style-name="ce8" office:value-type="currency" office:currency="EUR" office:value="90" calcext:value-type="currency">
            <text:p>90,00 €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29.76" calcext:value-type="currency">
            <text:p>29,7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4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1" calcext:value-type="currency">
            <text:p>4,10 €</text:p>
          </table:table-cell>
          <table:table-cell office:value-type="currency" office:currency="EUR" office:value="6.15" calcext:value-type="currency">
            <text:p>6,15 €</text:p>
          </table:table-cell>
          <table:table-cell office:value-type="currency" office:currency="EUR" office:value="6.45" calcext:value-type="currency">
            <text:p>6,45 €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rläufi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1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47.4" calcext:value-type="currency">
            <text:p>47,40 €</text:p>
          </table:table-cell>
          <table:table-cell table:number-columns-repeated="2" office:value-type="currency" office:currency="EUR" office:value="5.64" calcext:value-type="currency">
            <text:p>5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3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46.35" calcext:value-type="currency">
            <text:p>46,35 €</text:p>
          </table:table-cell>
          <table:table-cell office:value-type="currency" office:currency="EUR" office:value="62.76" calcext:value-type="currency">
            <text:p>62,76 €</text:p>
          </table:table-cell>
          <table:table-cell table:number-columns-repeated="4"/>
          <table:table-cell office:value-type="string" calcext:value-type="string">
            <text:p>Gesamt</text:p>
          </table:table-cell>
          <table:table-cell table:formula="of:=SUM([.G35]+[.G60]+[.N1])" office:value-type="float" office:value="878.74" calcext:value-type="float">
            <text:p>878,74</text:p>
          </table:table-cell>
          <table:table-cell table:formula="of:=SUM([.H35]+[.H60]+[.N1]+[.Q1])" office:value-type="float" office:value="831.46" calcext:value-type="float">
            <text:p>831,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5.99" calcext:value-type="currency">
            <text:p>5,99 €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7.4" calcext:value-type="currency">
            <text:p>27,40 €</text:p>
          </table:table-cell>
          <table:table-cell office:value-type="currency" office:currency="EUR" office:value="41.1" calcext:value-type="currency">
            <text:p>41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30x30x30x2x1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Aluminium</text:p>
          </table:table-cell>
          <table:table-cell office:value-type="currency" office:currency="EUR" office:value="3.59" calcext:value-type="currency">
            <text:p>3,59 €</text:p>
          </table:table-cell>
          <table:table-cell table:number-columns-repeated="2" office:value-type="currency" office:currency="EUR" office:value="43.12" calcext:value-type="currency">
            <text:p>43,12 €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formula="of:=SUM([.G3:.G33])" office:value-type="currency" office:currency="EUR" office:value="732.62" calcext:value-type="currency">
            <text:p>732,62 €</text:p>
          </table:table-cell>
          <table:table-cell table:formula="of:=SUM([.H3:.H33])" office:value-type="currency" office:currency="EUR" office:value="689.66" calcext:value-type="currency">
            <text:p>689,66 €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6x15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3.2" calcext:value-type="currency">
            <text:p>13,20 €</text:p>
          </table:table-cell>
          <table:table-cell table:style-name="ce6" office:value-type="currency" office:currency="EUR" office:value="10.55" calcext:value-type="currency">
            <text:p>10,55 €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1.2" calcext:value-type="currency">
            <text:p>11,20 €</text:p>
          </table:table-cell>
          <table:table-cell table:style-name="ce6" office:value-type="currency" office:currency="EUR" office:value="7.12" calcext:value-type="currency">
            <text:p>7,12 €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 office:value-type="string" calcext:value-type="string">
            <text:p>M5x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135" calcext:value-type="currency">
            <text:p>0,14 €</text:p>
          </table:table-cell>
          <table:table-cell office:value-type="currency" office:currency="EUR" office:value="1.62" calcext:value-type="currency">
            <text:p>1,62 €</text:p>
          </table:table-cell>
          <table:table-cell table:style-name="ce6" office:value-type="currency" office:currency="EUR" office:value="1.62" calcext:value-type="currency">
            <text:p>1,62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x</text:p>
          </table:table-cell>
          <table:table-cell office:value-type="string" calcext:value-type="string">
            <text:p>M5x10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70 -&gt; 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10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.32" calcext:value-type="currency">
            <text:p>4,32 €</text:p>
          </table:table-cell>
          <table:table-cell table:style-name="ce6" office:value-type="currency" office:currency="EUR" office:value="4.32" calcext:value-type="currency">
            <text:p>4,32 €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12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4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8.64" calcext:value-type="currency">
            <text:p>8,64 €</text:p>
          </table:table-cell>
          <table:table-cell table:style-name="ce6" office:value-type="currency" office:currency="EUR" office:value="8.64" calcext:value-type="currency">
            <text:p>8,64 €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6x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3.24" calcext:value-type="currency">
            <text:p>3,24 €</text:p>
          </table:table-cell>
          <table:table-cell table:style-name="ce6" office:value-type="currency" office:currency="EUR" office:value="3.24" calcext:value-type="currency">
            <text:p>3,24 €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M8x1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745" calcext:value-type="currency">
            <text:p>0,75 €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6" office:value-type="currency" office:currency="EUR" office:value="1.49" calcext:value-type="currency">
            <text:p>1,49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(25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9.98" calcext:value-type="currency">
            <text:p>19,98 €</text:p>
          </table:table-cell>
          <table:table-cell table:style-name="ce6" office:value-type="currency" office:currency="EUR" office:value="9.38" calcext:value-type="currency">
            <text:p>9,38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4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4.99" calcext:value-type="currency">
            <text:p>4,99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6" table:formula="of:=SUM([.G41:.G57])" office:value-type="currency" office:currency="EUR" office:value="70.68" calcext:value-type="currency">
            <text:p>70,68 €</text:p>
          </table:table-cell>
          <table:table-cell table:style-name="ce6" table:formula="of:=SUM([.H41:.H57])" office:value-type="currency" office:currency="EUR" office:value="46.36" calcext:value-type="currency">
            <text:p>46,36 €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.00.0000</text:date>, <text:time style:data-style-name="N2" text:time-value="22:59:22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6S</meta:editing-duration>
    <meta:editing-cycles>35</meta:editing-cycles>
    <meta:generator>LibreOffice/6.2.8.2$Windows_X86_64 LibreOffice_project/f82ddfca21ebc1e222a662a32b25c0c9d20169ee</meta:generator>
    <dc:date>2020-07-31T23:05:17.830000000</dc:date>
    <meta:document-statistic meta:table-count="3" meta:cell-count="457" meta:object-count="0"/>
    <meta:user-defined meta:name="Info 1"/>
    <meta:user-defined meta:name="Info 2"/>
    <meta:user-defined meta:name="Info 3"/>
    <meta:user-defined meta:name="Info 4"/>
  </office:meta>
</office:document-meta>
</file>